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ropertyPreFilterTest.test_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Test.test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PropertyPreFilterTest.tes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PropertyPreFilterTest.test_map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opertyPreFilterTest.test_all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Test.test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opertyPreFilterTest.test_name_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Test.test_exclude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PropertyPreFilterTest.test_id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opertyPreFilterTest.test_exclude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Test.test_exclude_id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PropertyPreFilterTest.test_nam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opertyPreFilterTest.test_map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ropertyPreFilterTest.test_name_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